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0c54"/>
    </style:style>
    <style:style style:name="P2" style:family="paragraph" style:parent-style-name="Standard">
      <style:text-properties officeooo:rsid="0010a0d4" officeooo:paragraph-rsid="0010a0d4"/>
    </style:style>
    <style:style style:name="P3" style:family="paragraph" style:parent-style-name="Standard">
      <style:text-properties officeooo:rsid="00128039" officeooo:paragraph-rsid="00128039"/>
    </style:style>
    <style:style style:name="P4" style:family="paragraph" style:parent-style-name="Standard">
      <style:text-properties officeooo:rsid="00128039" officeooo:paragraph-rsid="0014a784"/>
    </style:style>
    <style:style style:name="P5" style:family="paragraph" style:parent-style-name="Standard">
      <style:text-properties officeooo:rsid="00137d6d" officeooo:paragraph-rsid="00137d6d"/>
    </style:style>
    <style:style style:name="P6" style:family="paragraph" style:parent-style-name="Standard">
      <style:text-properties officeooo:rsid="0014a784" officeooo:paragraph-rsid="0014a784"/>
    </style:style>
    <style:style style:name="P7" style:family="paragraph" style:parent-style-name="Standard">
      <style:text-properties officeooo:paragraph-rsid="0014a784"/>
    </style:style>
    <style:style style:name="P8" style:family="paragraph" style:parent-style-name="Standard">
      <style:text-properties officeooo:rsid="0016f099" officeooo:paragraph-rsid="0016f099"/>
    </style:style>
    <style:style style:name="P9" style:family="paragraph" style:parent-style-name="Standard">
      <style:text-properties officeooo:rsid="0018d29e" officeooo:paragraph-rsid="0018d29e"/>
    </style:style>
    <style:style style:name="P10" style:family="paragraph" style:parent-style-name="Standard">
      <style:text-properties officeooo:rsid="0018d29e" officeooo:paragraph-rsid="0018d29e"/>
    </style:style>
    <style:style style:name="P11" style:family="paragraph" style:parent-style-name="Standard">
      <style:text-properties officeooo:rsid="00193ad0" officeooo:paragraph-rsid="00193ad0"/>
    </style:style>
    <style:style style:name="T1" style:family="text">
      <style:text-properties officeooo:rsid="00100c54"/>
    </style:style>
    <style:style style:name="T2" style:family="text">
      <style:text-properties officeooo:rsid="00128039"/>
    </style:style>
    <style:style style:name="T3" style:family="text">
      <style:text-properties officeooo:rsid="00137d6d"/>
    </style:style>
    <style:style style:name="T4" style:family="text">
      <style:text-properties officeooo:rsid="0014a7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56 <text:s/>pwd — <text:span text:style-name="T1">посмотреть в какой я директории</text:span></text:p>
      <text:p text:style-name="P1"><text:s text:c="3"/>60 <text:s/>mkdir github — <text:span text:style-name="T1">создать папку в текущей директории</text:span></text:p>
      <text:p text:style-name="Standard"><text:s text:c="3"/>61 <text:s/>cd /home/natasha/github — <text:span text:style-name="T1">перейти в папку</text:span></text:p>
      <text:p text:style-name="Standard"><text:s text:c="3"/>62 <text:s/>git clone <text:a xlink:type="simple" xlink:href="https://github.com/drsona/first_try.git" text:style-name="Internet_20_link" text:visited-style-name="Visited_20_Internet_20_Link">https://github.com/drsona/first_try.git</text:a> — <text:span text:style-name="T1">клонировать из сайта на компьютер</text:span></text:p>
      <text:p text:style-name="Standard"><text:s text:c="3"/>64 <text:s/>cd first_ try — <text:span text:style-name="T1">перейти в папку</text:span></text:p>
      <text:p text:style-name="Standard"><text:s text:c="3"/>66 <text:s/>git remote — <text:span text:style-name="T1">показывает «родину» файла</text:span></text:p>
      <text:p text:style-name="Standard"><text:s text:c="3"/>67 <text:s/>touch horoshechno — <text:span text:style-name="T1">создать папку</text:span></text:p>
      <text:p text:style-name="Standard"><text:s text:c="3"/>68 <text:s/>git status — <text:span text:style-name="T1">статус по файлам на компьютере</text:span></text:p>
      <text:p text:style-name="Standard"><text:s text:c="3"/>69 <text:s/>git add horoshechno — <text:span text:style-name="T1">добавляет файл для дальнейшей работы</text:span></text:p>
      <text:p text:style-name="Standard"><text:s text:c="3"/>70 <text:s/>git status</text:p>
      <text:p text:style-name="Standard"><text:s text:c="3"/>71 <text:s/>git commit -m "tasty" — <text:span text:style-name="T1">записываю на компьютер + комментарий</text:span></text:p>
      <text:p text:style-name="Standard"><text:s text:c="3"/>72 <text:s/>git push</text:p>
      <text:p text:style-name="Standard"><text:s text:c="3"/>73 <text:s/>git remote set-url origin <text:a xlink:type="simple" xlink:href="mailto:git@github.com" text:style-name="Internet_20_link" text:visited-style-name="Visited_20_Internet_20_Link">git@github.com</text:a>:drsona/first_try.git - «<text:span text:style-name="T1">лечение» запроса на логин и пароль. Разрешила использовтаь не ссш ключ, а хттп</text:span></text:p>
      <text:p text:style-name="Standard"><text:s text:c="3"/>74 <text:s/>git push — <text:span text:style-name="T1">отправляет <text:s/>на гит</text:span></text:p>
      <text:p text:style-name="P2">git pull — синхронизировать изменения из гита с локальным компьютером</text:p>
      <text:p text:style-name="P2"/>
      <text:p text:style-name="P3">git checkout -- file.txt— удалить изменения не отправленные в индекс</text:p>
      <text:p text:style-name="P3">git checkout . - см. выше, применяется ко всем файлам</text:p>
      <text:p text:style-name="P3">git clean — удаляет новые файлы</text:p>
      <text:p text:style-name="P5">git reset <text:span text:style-name="T2">-- </text:span>file.txt - </text:p>
      <text:p text:style-name="P7"><text:span text:style-name="T3">git reset HEAD^^ (HEAD</text:span>~<text:span text:style-name="T3">2) — убирает закоммиченные изменения, столько , сколько указано ^ либо тильдой</text:span></text:p>
      <text:p text:style-name="P7"><text:span text:style-name="T2">-- <text:s/></text:span><text:span text:style-name="T4">soft — отмена изменений до уровня индекса</text:span></text:p>
      <text:p text:style-name="P4">-- <text:span text:style-name="T4">mixed — отмена изменений из индекса</text:span></text:p>
      <text:p text:style-name="P4">-- <text:span text:style-name="T4">hard — полностью удаляет</text:span></text:p>
      <text:p text:style-name="P6">git revert — отмена изменений для запушенных изменений</text:p>
      <text:p text:style-name="P6"/>
      <text:p text:style-name="P9">fast-forward merge</text:p>
      <text:p text:style-name="P8">git checkout -b branchname — создание новой ветки</text:p>
      <text:p text:style-name="P8">git checkout main — переключение на ветку</text:p>
      <text:p text:style-name="P8">git merge branchname <text:s/>- вливание ветки branchname в ветку из которой сделан запрос</text:p>
      <text:p text:style-name="P8"/>
      <text:p text:style-name="P9">non fast-forward merge</text:p>
      <text:p text:style-name="P9"/>
      <text:p text:style-name="P11">test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22:10:04.842155919</meta:creation-date>
    <dc:date>2021-07-04T15:51:21.234624408</dc:date>
    <meta:editing-duration>PT20M9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216" meta:character-count="1486" meta:non-whitespace-character-count="1223"/>
  </office:meta>
</office:document-meta>
</file>